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Pictures/200000A3000023D400001A2FDCACAC36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paragraph-properties fo:break-before="page"/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language="sv" fo:country="SE" fo:font-weight="normal" style:font-weight-asian="normal" style:font-weight-complex="normal"/>
    </style:style>
    <style:style style:name="T5" style:family="text">
      <style:text-properties fo:language="sv" fo:country="SE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eria att<draw:frame draw:style-name="fr2" draw:name="Object1" text:anchor-type="as-char" svg:width="2.626cm" svg:height="1.2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är en lösning till<draw:frame draw:style-name="fr2" draw:name="Object2" text:anchor-type="as-char" svg:width="3.247cm" svg:height="1.77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3" text:anchor-type="as-char" svg:width="6.242cm" svg:height="1.91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8.438cm" svg:height="2.40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Egentligen behöver vi verifiera att<draw:frame draw:style-name="fr2" draw:name="Object5" text:anchor-type="as-char" svg:width="1.803cm" svg:height="0.492cm" draw:z-index="4"><draw:object xlink:href="./Object 5" xlink:type="simple" xlink:show="embed" xlink:actuate="onLoad"/><draw:image xlink:href="./ObjectReplacements/Object 5" xlink:type="simple" xlink:show="embed" xlink:actuate="onLoad"/></draw:frame>, det vill säga att<draw:frame draw:style-name="fr2" draw:name="Object6" text:anchor-type="as-char" svg:width="0.46cm" svg:height="0.492cm" draw:z-index="5"><draw:object xlink:href="./Object 6" xlink:type="simple" xlink:show="embed" xlink:actuate="onLoad"/><draw:image xlink:href="./ObjectReplacements/Object 6" xlink:type="simple" xlink:show="embed" xlink:actuate="onLoad"/></draw:frame>är en egenvektor för <text:span text:style-name="T3">A</text:span> med egenvärdet λ.</text:p>
      <text:p text:style-name="P1"/>
      <text:p text:style-name="P1"><draw:frame draw:style-name="fr2" draw:name="Object7" text:anchor-type="as-char" svg:width="10.188cm" svg:height="1.80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Stämmer!</text:p>
      <text:p text:style-name="P1"/>
      <text:p text:style-name="P1"/>
      <text:p text:style-name="P1"/>
      <text:p text:style-name="P1"/>
      <text:p text:style-name="P1"/>
      <text:p text:style-name="P1">Bestem den allmänna lösnngen till</text:p>
      <text:p text:style-name="P1"/>
      <text:p text:style-name="P1"><draw:frame draw:style-name="fr2" draw:name="Object8" text:anchor-type="as-char" svg:width="6.294cm" svg:height="1.79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Sök egenvärden till <text:span text:style-name="T3">A</text:span></text:p>
      <text:p text:style-name="P1"/>
      <text:p text:style-name="P1"><draw:frame draw:style-name="fr2" draw:name="Object9" text:anchor-type="as-char" svg:width="10.342cm" svg:height="1.166cm" draw:z-index="41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ct10" text:anchor-type="as-char" svg:width="5.542cm" svg:height="0.554cm" draw:z-index="4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>λ<text:span text:style-name="T1">1</text:span> = 9<text:tab/>söker<draw:frame draw:style-name="fr2" draw:name="Object11" text:anchor-type="as-char" svg:width="0.639cm" svg:height="0.563cm" draw:z-index="8"><draw:object xlink:href="./Object 11" xlink:type="simple" xlink:show="embed" xlink:actuate="onLoad"/><draw:image xlink:href="./ObjectReplacements/Object 11" xlink:type="simple" xlink:show="embed" xlink:actuate="onLoad"/></draw:frame>så att</text:p>
      <text:p text:style-name="P1"/>
      <text:p text:style-name="P1"><text:tab/><draw:frame draw:style-name="fr2" draw:name="Object12" text:anchor-type="as-char" svg:width="2.783cm" svg:height="0.631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soft-page-break/><draw:frame draw:style-name="fr2" draw:name="Object13" text:anchor-type="as-char" svg:width="3.849cm" svg:height="1.194cm" draw:z-index="10"><draw:object xlink:href="./Object 13" xlink:type="simple" xlink:show="embed" xlink:actuate="onLoad"/><draw:image xlink:href="./ObjectReplacements/Object 13" xlink:type="simple" xlink:show="embed" xlink:actuate="onLoad"/></draw:frame><text:tab/><text:tab/><draw:frame draw:style-name="fr2" draw:name="Object14" text:anchor-type="as-char" svg:width="1.864cm" svg:height="1.106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>λ<text:span text:style-name="T1">2</text:span> = –4</text:p>
      <text:p text:style-name="P1"/>
      <text:p text:style-name="P1"><draw:frame draw:style-name="fr2" draw:name="Object15" text:anchor-type="as-char" svg:width="3.231cm" svg:height="1.194cm" draw:z-index="12"><draw:object xlink:href="./Object 15" xlink:type="simple" xlink:show="embed" xlink:actuate="onLoad"/><draw:image xlink:href="./ObjectReplacements/Object 15" xlink:type="simple" xlink:show="embed" xlink:actuate="onLoad"/></draw:frame><text:tab/><text:tab/><draw:frame draw:style-name="fr3" draw:name="Object16" text:anchor-type="as-char" svg:y="-0.714cm" svg:width="2.443cm" svg:height="1.106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>Vi har två linjärt oberoende lösningar:</text:p>
      <text:p text:style-name="P1"/>
      <text:p text:style-name="P1"><text:tab/><draw:frame draw:style-name="fr3" draw:name="Object17" text:anchor-type="as-char" svg:y="-0.714cm" svg:width="3.679cm" svg:height="1.106cm" draw:z-index="18"><draw:object xlink:href="./Object 17" xlink:type="simple" xlink:show="embed" xlink:actuate="onLoad"/><draw:image xlink:href="./ObjectReplacements/Object 17" xlink:type="simple" xlink:show="embed" xlink:actuate="onLoad"/></draw:frame> <text:s/>och <text:s/><draw:frame draw:style-name="fr3" draw:name="Object18" text:anchor-type="as-char" svg:y="-0.714cm" svg:width="4.44cm" svg:height="1.106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3"><text:span text:style-name="T4"><draw:frame draw:style-name="fr3" draw:name="Object19" text:anchor-type="as-char" svg:y="-0.714cm" svg:width="5.225cm" svg:height="1.106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tab/>c</text:span><text:span text:style-name="T2">1</text:span><text:span text:style-name="T4">, c</text:span><text:span text:style-name="T2">2</text:span><text:span text:style-name="T4"> </text:span>∈ ℝ</text:p>
      <text:p text:style-name="P1"/>
      <text:p text:style-name="P1"/>
      <text:p text:style-name="P1"/>
      <text:p text:style-name="P1"/>
      <text:p text:style-name="P1"/>
      <text:p text:style-name="P1">Ange hastighetsvektorn i punkten (2; 11)!</text:p>
      <text:p text:style-name="P1"/>
      <text:p text:style-name="P1"><draw:frame draw:style-name="fr1" draw:name="graphics1" text:anchor-type="paragraph" svg:x="7.68cm" svg:y="0cm" svg:width="9.172cm" svg:height="6.703cm" draw:z-index="15"><draw:image xlink:href="Pictures/200000A3000023D400001A2FDCACAC36.svm" xlink:type="simple" xlink:show="embed" xlink:actuate="onLoad"/></draw:frame><draw:frame draw:style-name="fr2" draw:name="Object20" text:anchor-type="as-char" svg:width="6.257cm" svg:height="1.106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6">Bestäm lösningen till BVP</text:p>
      <text:p text:style-name="P1"/>
      <text:p text:style-name="P3"><text:span text:style-name="T4"><draw:frame draw:style-name="fr2" draw:name="Object21" text:anchor-type="as-char" svg:width="2.942cm" svg:height="1.168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4">,<text:tab/></text:span><text:span text:style-name="T4"><draw:frame draw:style-name="fr2" draw:name="Object22" text:anchor-type="as-char" svg:width="2.415cm" svg:height="1.106cm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"/>
      <text:p text:style-name="P1"/>
      <text:p text:style-name="P1"><draw:frame draw:style-name="fr2" draw:name="Object23" text:anchor-type="as-char" svg:width="9.357cm" svg:height="1.166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2"><text:span text:style-name="T5">λ</text:span><text:span text:style-name="T2">1, 2</text:span><text:span text:style-name="T5"> = 5 ± 2i</text:span></text:p>
      <text:p text:style-name="P1"/>
      <text:p text:style-name="P1"/>
      <text:p text:style-name="P1"><draw:frame draw:style-name="fr2" draw:name="Object24" text:anchor-type="as-char" svg:width="8.878cm" svg:height="1.168c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Rad 1 och rad 2 är alltid linjärt beroende.</text:p>
      <text:p text:style-name="P1"/>
      <text:p text:style-name="P1"><draw:frame draw:style-name="fr2" draw:name="Object25" text:anchor-type="as-char" svg:width="3.387cm" svg:height="0.631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ct26" text:anchor-type="as-char" svg:width="2.438cm" svg:height="1.106cm" draw:z-index="24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/>
      <text:p text:style-name="P1"><draw:frame draw:style-name="fr2" draw:name="Object27" text:anchor-type="as-char" svg:width="11.181cm" svg:height="1.115cm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2" draw:name="Object28" text:anchor-type="as-char" svg:width="8.901cm" svg:height="1.106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<draw:frame draw:style-name="fr2" draw:name="Object29" text:anchor-type="as-char" svg:width="9.902cm" svg:height="1.797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4"><text:span text:style-name="T5">λ</text:span><text:span text:style-name="T2">1</text:span><text:span text:style-name="T5"> = 0:</text:span></text:p>
      <text:p text:style-name="P1"/>
      <text:p text:style-name="P2"><text:span text:style-name="T5"><text:tab/></text:span><text:span text:style-name="T5"><draw:frame draw:style-name="fr2" draw:name="Object30" text:anchor-type="as-char" svg:width="2.736cm" svg:height="1.168cm" draw:z-index="28"><draw:object xlink:href="./Object 30" xlink:type="simple" xlink:show="embed" xlink:actuate="onLoad"/><draw:image xlink:href="./ObjectReplacements/Object 30" xlink:type="simple" xlink:show="embed" xlink:actuate="onLoad"/></draw:frame></text:span><text:span text:style-name="T5"><text:tab/><text:tab/></text:span><text:span text:style-name="T5"><draw:frame draw:style-name="fr2" draw:name="Object31" text:anchor-type="as-char" svg:width="1.697cm" svg:height="1.106cm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"/>
      <text:p text:style-name="P1"/>
      <text:p text:style-name="P2"><text:span text:style-name="T5">λ</text:span><text:span text:style-name="T2">2</text:span><text:span text:style-name="T5"> = 1:</text:span></text:p>
      <text:p text:style-name="P1"/>
      <text:p text:style-name="P2"><text:span text:style-name="T5"><text:tab/></text:span><text:span text:style-name="T5"><draw:frame draw:style-name="fr2" draw:name="Object32" text:anchor-type="as-char" svg:width="2.736cm" svg:height="1.168cm" draw:z-index="30"><draw:object xlink:href="./Object 32" xlink:type="simple" xlink:show="embed" xlink:actuate="onLoad"/><draw:image xlink:href="./ObjectReplacements/Object 32" xlink:type="simple" xlink:show="embed" xlink:actuate="onLoad"/></draw:frame></text:span><text:span text:style-name="T5"><text:tab/><text:tab/></text:span><text:span text:style-name="T5"><draw:frame draw:style-name="fr2" draw:name="Object33" text:anchor-type="as-char" svg:width="1.697cm" svg:height="1.106cm" draw:z-index="31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"/>
      <text:p text:style-name="P1"/>
      <text:p text:style-name="P1"><draw:frame draw:style-name="fr3" draw:name="Object34" text:anchor-type="as-char" svg:y="-0.714cm" svg:width="4.371cm" svg:height="1.106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draw:frame draw:style-name="fr3" draw:name="Object35" text:anchor-type="as-char" svg:y="-0.714cm" svg:width="3.141cm" svg:height="1.286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Formeln<text:tab/>(se sida 330 eller Beta)</text:p>
      <text:p text:style-name="P1"/>
      <text:p text:style-name="P2"><text:span text:style-name="T5"><draw:frame draw:style-name="fr3" draw:name="Object36" text:anchor-type="as-char" svg:y="-0.635cm" svg:width="4.994cm" svg:height="0.796cm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5"><text:tab/><text:tab/></text:span><text:span text:style-name="T5"><draw:frame draw:style-name="fr3" draw:name="Object37" text:anchor-type="as-char" svg:y="-0.476cm" svg:width="0.975cm" svg:height="0.564cm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5">är den inhomogena delen.</text:span></text:p>
      <text:p text:style-name="P1"/>
      <text:p text:style-name="P1"/>
      <text:p text:style-name="P2"><text:span text:style-name="T5">Söker</text:span><text:span text:style-name="T5"><draw:frame draw:style-name="fr3" draw:name="Object38" text:anchor-type="as-char" svg:y="-0.476cm" svg:width="1.438cm" svg:height="0.554cm" draw:z-index="36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"/>
      <text:p text:style-name="P1"><draw:frame draw:style-name="fr3" draw:name="Object39" text:anchor-type="as-char" svg:y="-0.529cm" svg:width="9.604cm" svg:height="1.834cm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1"><draw:frame draw:style-name="fr3" draw:name="Object40" text:anchor-type="as-char" svg:y="-0.714cm" svg:width="11.834cm" svg:height="2.215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><draw:frame draw:style-name="fr3" draw:name="Object41" text:anchor-type="as-char" svg:y="-0.714cm" svg:width="12.989cm" svg:height="1.309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1"/>
      <text:p text:style-name="P1"/>
      <text:p text:style-name="P1">{*}<text:tab/>Som vanligt sätter vi C till 0 eftersom vi bara vill ha en lösning i</text:p>
      <text:p text:style-name="P1"><text:tab/>partikulärlösnin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0H11M18S</meta:editing-duration>
    <meta:editing-cycles>59</meta:editing-cycles>
    <meta:generator>OpenOffice.org/3.1$Win32 OpenOffice.org_project/310m19$Build-9420</meta:generator>
    <dc:date>2010-10-16T15:31:47.36</dc:date>
    <dc:creator>Mattias </dc:creator>
    <meta:document-statistic meta:table-count="0" meta:image-count="1" meta:object-count="41" meta:page-count="4" meta:paragraph-count="47" meta:word-count="115" meta:character-count="6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</math:mn>
                </math:mrow>
              </math:mrow>
            </math:mtr>
            <math:mtr>
              <math:mrow>
                <math:mn>2</math:mn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
{widevec X} = left ( stack {alignc -1 # alignc 2} right ) e^{-{{alignc 3 t} over {alignc 2}}}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n>5λ</math:mn>
            </math:mrow>
            <math:mo math:stretchy="false">−</math:mo>
            <math:mn>36</math:mn>
          </math:mrow>
        </math:mrow>
        <math:mo math:stretchy="false">=</math:mo>
        <math:mrow>
          <math:mo math:stretchy="false">(</math:mo>
          <math:mrow>
            <math:mi math:fontstyle="normal">λ</math:mi>
            <math:mo math:stretchy="false">+</math:mo>
            <math:mn>4</math:mn>
          </math:mrow>
          <math:mo math:stretchy="false">)</math:mo>
        </math:mrow>
      </math:mrow>
      <math:mrow>
        <math:mo math:stretchy="false">(</math:mo>
        <math:mrow>
          <math:mi math:fontstyle="normal">λ</math:mi>
          <math:mo math:stretchy="false">−</math:mo>
          <math:mn>9</math:mn>
        </math:mrow>
        <math:mo math:stretchy="false">)</math:mo>
      </math:mrow>
    </math:mrow>
    <math:annotation math:encoding="StarMath 5.0">"" = λ^2 - 5λ - 36 = (λ + 4)(λ - 9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widevec v_1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n>9</math:mn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9{bold I}){widevec v_1} = {widevec 0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1</math:mn>
            </math:mtd>
            <math:mtd>
              <math:mrow>
                <math:mo math:stretchy="false">−</math:mo>
                <math:mn>1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
left ( matrix{-2 # 2 ## 11 # -11} right ) {widevec v_1} = left ( stack{0#0} right 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</math:mrow>
    <math:annotation math:encoding="StarMath 5.0">{widevec v_1} = t left ( stack{alignc 1 # alignc 1}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11</math:mn>
            </math:mtd>
            <math:mtd>
              <math:mn>2</math:mn>
            </math:mtd>
          </math:mtr>
          <math:mtr>
            <math:mtd>
              <math:mn>1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0</math:mn>
            </math:mtr>
          </math:mtable>
        </math:mfenced>
      </math:mrow>
    </math:mrow>
    <math:annotation math:encoding="StarMath 5.0">left ( matrix{11 # 2 ## 11 # 2} right ) {widevec v_2} = left ( stack{0#0} right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</math:mrow>
    <math:annotation math:encoding="StarMath 5.0">{widevec v_2} = t left ( stack{alignc 2 # alignc -11} right )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n>1</math:mn>
              </math:mrow>
            </math:mtr>
          </math:mtable>
        </math:mfenced>
      </math:mrow>
      <math:msup>
        <math:mi math:fontstyle="normal">e</math:mi>
        <math:mn>9t</math:mn>
      </math:msup>
    </math:mrow>
    <math:annotation math:encoding="StarMath 5.0">{widevec X_1} = {widevec v_1} e^{%lambda_1 t} = left ( stack{alignc 1 # alignc 1} right ) e^{9t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2</math:mn>
          </math:msub>
          <math:mo math:stretchy="false">→</math:mo>
        </math:mover>
      </math:mrow>
      <math:mrow>
        <math:msup>
          <math:mi math:fontstyle="normal">e</math:mi>
          <math:mrow>
            <math:msub>
              <math:mo math:stretchy="false">λ</math:mo>
              <math:mn>2</math:mn>
            </math:msub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2</math:mn>
              </math:mrow>
            </math:mtr>
            <math:mtr>
              <math:mrow>
                <math:mrow>
                  <math:mo math:stretchy="false">−</math:mo>
                  <math:mn>11</math:mn>
                </math:mrow>
              </math:mrow>
            </math:mtr>
          </math:mtable>
        </math:mfenced>
      </math:mrow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_2} = {widevec v_2} e^{%lambda_2 t} = left ( stack{alignc 2 # alignc -11} right ) e^{-4t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9t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2</math:mn>
            </math:mrow>
          </math:mtr>
          <math:mtr>
            <math:mrow>
              <math:mrow>
                <math:mo math:stretchy="false">−</math:mo>
                <math:mn>11</math:mn>
              </math:mrow>
            </math:mrow>
          </math:mtr>
        </math:mtable>
      </math:mfenced>
      <math:msup>
        <math:mi math:fontstyle="normal">e</math:mi>
        <math:mrow>
          <math:mo math:stretchy="false">−</math:mo>
          <math:mn>4t</math:mn>
        </math:mrow>
      </math:msup>
    </math:mrow>
    <math:annotation math:encoding="StarMath 5.0">{widevec X} = c_1 left ( stack{alignc 1 # alignc 1} right ) e^{9t} + c_2 left ( stack{alignc 2 # alignc -11} right ) e^{-4t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-1 # {{alignc 1} over {alignc 4}} ## 1 # -1} right ) {widevec X}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row>
                <math:mrow>
                  <math:mi math:fontstyle="normal">x</math:mi>
                  <math:mrow>
                    <math:mrow>
                      <math:mrow>
                        <math:mi math:fontstyle="normal">'</math:mi>
                        <math:mo math:stretchy="false">=</math:mo>
                        <math:mrow>
                          <math:mn>7x</math:mn>
                          <math:mo math:stretchy="false">+</math:mo>
                          <math:mn>2y</math:mn>
                        </math:mrow>
                      </math:mrow>
                      <math:mo math:stretchy="false">=</math:mo>
                      <math:mrow>
                        <math:mn>14</math:mn>
                        <math:mo math:stretchy="false">+</math:mo>
                        <math:mn>22</math:mn>
                      </math:mrow>
                    </math:mrow>
                    <math:mo math:stretchy="false">=</math:mo>
                    <math:mn>36</math:mn>
                  </math:mrow>
                </math:mrow>
              </math:mrow>
            </math:mtr>
            <math:mtr>
              <math:mrow>
                <math:mrow>
                  <math:mi math:fontstyle="normal">y</math:mi>
                  <math:mrow>
                    <math:mi math:fontstyle="normal">'</math:mi>
                    <math:mo math:stretchy="false">=</math:mo>
                    <math:mn>11x</math:mn>
                  </math:mrow>
                  <math:mi math:fontstyle="normal">–</math:mi>
                  <math:mrow>
                    <math:mn>2y</math:mn>
                    <math:mo math:stretchy="false">=</math:mo>
                    <math:mn>22</math:mn>
                  </math:mrow>
                  <math:mi math:fontstyle="normal">–</math:mi>
                  <math:mrow>
                    <math:mn>22</math:mn>
                    <math:mo math:stretchy="false">=</math:mo>
                    <math:mn>0</math:mn>
                  </math:mrow>
                </math:mrow>
              </math:mrow>
            </math:mtr>
          </math:mtable>
        </math:mfenced>
      </math:mrow>
    </math:mrow>
    <math:annotation math:encoding="StarMath 5.0">{widevec X}' = left ( stack{alignl x' = 7x + 2y = 14 + 22 = 36 # alignl y' = 11x – 2y = 22 – 22 = 0} right 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6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n>4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 {6 # -1 ## 5 # 4} right ) {widevec X}
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n>0</math:mn>
          <math:mo math:stretchy="false">)</math:mo>
        </math:mrow>
        <math:mo math:stretchy="false">=</math:mo>
        <math:mfenced math:open="" math:close="">
          <math:mtable>
            <math:mtr>
              <math:mrow>
                <math:mo math:stretchy="false">−</math:mo>
                <math:mn>2</math:mn>
              </math:mrow>
            </math:mtr>
            <math:mtr>
              <math:mn>8</math:mn>
            </math:mtr>
          </math:mtable>
        </math:mfenced>
      </math:mrow>
    </math:mrow>
    <math:annotation math:encoding="StarMath 5.0">
{widevec X}(0) = left ( stack {-2 # 8} right )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5</math:mn>
                </math:mtd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6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4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5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10λ</math:mn>
          </math:mrow>
          <math:mo math:stretchy="false">+</math:mo>
          <math:mn>29</math:mn>
        </math:mrow>
      </math:mrow>
    </math:mrow>
    <math:annotation math:encoding="StarMath 5.0">0 = left lline matrix{6 - λ # -1 ## 5 # 4 - λ} right rline = (6-λ)(4-λ) +5 = λ^2 - 10λ + 29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5</math:mn>
            </math:mtd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2i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n>2i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2i</math:mn>
                </math:mrow>
              </math:mtd>
            </math:mtr>
          </math:mtable>
        </math:mfenced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 {6 - 5 - 2i # -1 ## 5 # 4 - 5 - 2i} right ) {widevec v} =
left ( matrix {1 - 2i # -1 ## 5 # -1 - 2i} right ) {widevec v} = {widevec 0}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</math:mn>
          <math:mo math:stretchy="false">−</math:mo>
          <math:mn>2i</math:mn>
        </math:mrow>
        <math:mo math:stretchy="false">)</math:mo>
      </math:mrow>
      <math:mrow>
        <math:mrow>
          <math:mover math:accent="true">
            <math:msub>
              <math:mi math:fontstyle="normal">v</math:mi>
              <math:mn>1</math:mn>
            </math:msub>
            <math:mo math:stretchy="false">→</math:mo>
          </math:mover>
          <math:mo math:stretchy="false">−</math:mo>
          <math:mover math:accent="true">
            <math:msub>
              <math:mi math:fontstyle="normal">v</math:mi>
              <math:mn>2</math:mn>
            </math:msub>
            <math:mo math:stretchy="false">→</math:mo>
          </math:mover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1 - 2i){widevec v_1} - {widevec v_2} = {widevec 0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row>
                <math:mn>1</math:mn>
                <math:mo math:stretchy="false">−</math:mo>
                <math:mn>2i</math:mn>
              </math:mrow>
            </math:mrow>
          </math:mtr>
        </math:mtable>
      </math:mfenced>
    </math:mrow>
    <math:annotation math:encoding="StarMath 5.0">{widevec v} = t left ( stack{alignc 1 # alignc 1 - 2i} right )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row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2i</math:mn>
              </math:mrow>
              <math:mo math:stretchy="false">)</math:mo>
            </math:mrow>
            <math:mi math:fontstyle="normal">t</math:mi>
          </math:mrow>
        </math:msup>
        <math:mo math:stretchy="false">=</math:mo>
        <math:mfenced math:open="" math:close="">
          <math:mtable>
            <math:mtr>
              <math:mrow>
                <math:mn>1</math:mn>
              </math:mrow>
            </math:mtr>
            <math:mtr>
              <math:mrow>
                <math:mrow>
                  <math:mn>1</math:mn>
                  <math:mo math:stretchy="false">−</math:mo>
                  <math:mn>2i</math:mn>
                </math:mrow>
              </math:mrow>
            </math:mtr>
          </math:mtable>
        </math:mfenced>
      </math:mrow>
      <math:msup>
        <math:mi math:fontstyle="normal">e</math:mi>
        <math:mn>5t</math:mn>
      </math:msup>
      <math:mi/>
      <math:mi>cis</math:mi>
      <math:mi/>
      <math:mrow>
        <math:mn>2t</math:mn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is</math:mi>
                  <math:mi/>
                  <math:mn>2t</math:mn>
                </math:mrow>
              </math:mrow>
            </math:mtr>
            <math:mtr>
              <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n>2i</math:mn>
                    </math:mrow>
                    <math:mo math:stretchy="false">)</math:mo>
                  </math:mrow>
                  <math:mi/>
                  <math:mi>cis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{widevec X} = left ( stack{alignc 1 # alignc 1 - 2i} right ) e^{(5+2i)t} = left ( stack{alignc 1 # alignc 1 - 2i} right ) e^{5t} `cis `2t = e^{5t}
left ( stack{alignc cis ` 2t # alignc (1 - 2i) `cis` 2t} right ) = ""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p>
          <math:mi math:fontstyle="normal">e</math:mi>
          <math:mn>5t</math:mn>
        </math:msup>
      </math:mrow>
      <math:mrow>
        <math:mfenced math:open="" math:close="">
          <math:mtable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  <math:mtr>
              <math:mrow>
                <math:mrow>
                  <math:mi>cos</math:mi>
                  <math:mi/>
                  <math:mrow>
                    <math:mn>2t</math:mn>
                    <math:mo math:stretchy="false">+</math:mo>
                    <math:mn>2</math:mn>
                  </math:mrow>
                  <math:mi>sin</math:mi>
                  <math:mi/>
                  <math:mrow>
                    <math:mn>2t</math:mn>
                    <math:mo math:stretchy="false">−</math:mo>
                    <math:mn>2i</math:mn>
                  </math:mrow>
                  <math:mi/>
                  <math:mi>cos</math:mi>
                  <math:mi/>
                  <math:mrow>
                    <math:mn>2t</math:mn>
                    <math:mo math:stretchy="false">+</math:mo>
                    <math:mi math:fontstyle="normal">i</math:mi>
                  </math:mrow>
                  <math:mi/>
                  <math:mi>sin</math:mi>
                  <math:mi/>
                  <math:mn>2t</math:mn>
                </math:mrow>
              </math:mrow>
            </math:mtr>
          </math:mtable>
        </math:mfenced>
        <math:mo math:stretchy="false">=</math:mo>
        <math:mtext/>
      </math:mrow>
    </math:mrow>
    <math:annotation math:encoding="StarMath 5.0">
"" = e^{5t} left ( stack{alignc cos `2t + i `sin `2t # alignc cos `2t + 2 sin` 2t - 2i `cos` 2t + i `sin` 2t} right ) = ""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over math:accent="true">
              <math:mi math:fontstyle="normal">X</math:mi>
              <math:mo math:stretchy="false">→</math:mo>
            </math:mover>
          </math:mrow>
        </math:mstyle>
      </math:mphantom>
      <math:mo math:stretchy="false">=</math:mo>
      <math:mrow>
        <math:munder>
          <math:munder math:accent="true">
            <math:mrow>
              <math:msup>
                <math:mi math:fontstyle="normal">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n>2t</math:mn>
                      </math:mrow>
                    </math:mrow>
                  </math:mtr>
                  <math:mtr>
                    <math:mrow>
                      <math:mrow>
                        <math:mi>cos</math:mi>
                        <math:mi/>
                        <math:mrow>
                          <math:mn>2t</math:mn>
                          <math:mo math:stretchy="false">+</math:mo>
                          <math:mn>2</math:mn>
                        </math:mrow>
                        <math:mi/>
                        <math:mi>sin</math:mi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1</math:mn>
                </math:msub>
                <math:mo math:stretchy="false">→</math:mo>
              </math:mover>
            </math:mrow>
          </math:mstyle>
        </math:munder>
        <math:mo math:stretchy="false">+</math:mo>
        <math:munder>
          <math:munder math:accent="true">
            <math:mrow>
              <math:msup>
                <math:mi>ie</math:mi>
                <math:mn>5t</math:mn>
              </math:msup>
              <math:mfenced math:open="" math:close="">
                <math:mtable>
                  <math:mtr>
                    <math:mrow>
                      <math:mrow>
                        <math:mi>sin</math:mi>
                        <math:mn>2t</math:mn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i>cos</math:mi>
                        <math:mi/>
                        <math:mrow>
                          <math:mn>2t</math:mn>
                          <math:mo math:stretchy="false">+</math:mo>
                          <math:mi>sin</math:mi>
                        </math:mrow>
                        <math:mi/>
                        <math:mn>2t</math:mn>
                      </math:mrow>
                    </math:mrow>
                  </math:mtr>
                </math:mtable>
              </math:mfenced>
            </math:mrow>
            <math:mo math:stretchy="false"></math:mo>
          </math:munder>
          <math:mstyle math:fontsize="11.2pt">
            <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style>
        </math:munder>
      </math:mrow>
    </math:mrow>
    <math:annotation math:encoding="StarMath 5.0">phantom {widevec X} =

{{e^{5t} left ( stack{alignc cos `2t # alignc cos `2t + 2 `sin `2t} right )} underbrace {size +4 widevec x_1}}

+

{{ie^{5t} left ( stack{alignc sin 2t # alignc -2 cos `2t + sin `2t} right )} underbrace {size +4 widevec x_2}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row>
                  <math:msub>
                    <math:mi math:fontstyle="normal">x</math:mi>
                    <math:mn>1</math:mn>
                  </math:msub>
                  <math:mi math:fontstyle="normal">'</math:mi>
                </math:mrow>
              </math:mrow>
            </math:mtr>
            <math:mtr>
              <math:mrow>
                <math:mrow>
                  <math:msub>
                    <math:mi math:fontstyle="normal">x</math:mi>
                    <math:mn>2</math:mn>
                  </math:msub>
                  <math:mi math:fontstyle="normal">'</math:mi>
                </math:mrow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1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fenced math:open="" math:close="">
          <math:mtable>
            <math:mtr>
              <math:mrow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2</math:mn>
                </math:msub>
              </math:mrow>
            </math:mtr>
          </math:mtable>
        </math:mfenced>
        <math:mo math:stretchy="false">=</math:mo>
        <math:mfenced math:open="" math:close="">
          <math:mtable>
            <math:mtr>
              <math:mrow>
                <math:mfrac>
                  <math:mrow>
                    <math:msub>
                      <math:mi math:fontstyle="normal">x</math:mi>
                      <math:mn>2</math:mn>
                    </math:msub>
                  </math:mrow>
                  <math:mrow>
                    <math:mn>4</math:mn>
                  </math:mrow>
                </math:mfrac>
                <math:mo math:stretchy="false">−</math:mo>
                <math:msub>
                  <math:mi math:fontstyle="normal">x</math:mi>
                  <math:mn>1</math:mn>
                </math:msub>
              </math:mrow>
            </math:mtr>
            <math:mtr>
              <math:mrow>
                <math:msub>
                  <math:mi math:fontstyle="normal">x</math:mi>
                  <math:mn>1</math:mn>
                </math:msub>
                <math:mo math:stretchy="false">−</math:mo>
                <math:msub>
                  <math:mi math:fontstyle="normal">x</math:mi>
                  <math:mn>2</math:mn>
                </math:msub>
              </math:mrow>
            </math:mtr>
          </math:mtable>
        </math:mfenced>
      </math:mrow>
    </math:mrow>
    <math:annotation math:encoding="StarMath 5.0">
left ( stack {alignc x_1 ' # alignc x_2 '} right ) = left ( matrix {-1 # {{alignc 1} over {alignc 4}} ## 1 # -1} right ) left ( stack {alignc x_1 # alignc x_2} right ) = left ( stack {{{alignc x_2} over {alignc 4}} - x_1 # x_1 - x_2} right )
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2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3 # -3 ## 2 # -2} right ) {widevec v} = {widevec 0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</math:mrow>
    <math:annotation math:encoding="StarMath 5.0">{widevec v} = t left ( stack{1 # 1} right )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left ( matrix{2 # -3 ## 2 # -3} right ) {widevec v} = {widevec 0}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t</math:mi>
      </math:mrow>
      <math:mfenced math:open="" math:close="">
        <math:mtable>
          <math:mtr>
            <math:mn>3</math:mn>
          </math:mtr>
          <math:mtr>
            <math:mn>2</math:mn>
          </math:mtr>
        </math:mtable>
      </math:mfenced>
    </math:mrow>
    <math:annotation math:encoding="StarMath 5.0">{widevec v} = t left ( stack{3 # 2} right )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row>
              <math:mn>1</math:mn>
            </math:mrow>
          </math:mtr>
          <math:mtr>
            <math:mrow>
              <math:mn>1</math:mn>
            </math:mrow>
          </math:mtr>
        </math:mtable>
      </math:mfenced>
      <math:mrow>
        <math:msup>
          <math:mi math:fontstyle="normal">e</math:mi>
          <math:mn>0</math:mn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n>3</math:mn>
            </math:mrow>
          </math:mtr>
          <math:mtr>
            <math:mrow>
              <math:mn>2</math:mn>
            </math:mrow>
          </math:mtr>
        </math:mtable>
      </math:mfenced>
      <math:msup>
        <math:mi math:fontstyle="normal">e</math:mi>
        <math:mi math:fontstyle="normal">t</math:mi>
      </math:msup>
    </math:mrow>
    <math:annotation math:encoding="StarMath 5.0">{widevec X_h} = c_1 left ( stack{alignc 1 # alignc 1} right ) e^0 + c_2 left ( stack{alignc 3 # alignc 2} right ) e^t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</math:mrow>
    <math:annotation math:encoding="StarMath 5.0">{bold Φ}(t) = left ( matrix{1 # 3e^t ## 1 # 2e^t} right )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F}(t)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</math:mrow>
    <math:annotation math:encoding="StarMath 5.0">{bold Φ}^{-1}(t)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=</math:mo>
            <math:mfrac>
              <math:mrow>
                <math:mrow>
                  <math:mi>adj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i>det</math:mi>
                  <math:mstyle math:fontweight="bold">
                    <math:mrow>
                      <math:mi math:fontstyle="normal">Φ</math:mi>
                    </math:mrow>
                  </math:mstyle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</math:mfrac>
          </math:mrow>
          <math:mo math:stretchy="false">=</math:mo>
          <math:mrow>
            <math:mfenced math:open="" math:close="">
              <math:mtable>
                <math:mtr>
                  <math:mtd>
                    <math:mrow>
                      <math:mn>2</math:mn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  <math:mtd>
                    <math:mrow>
                      <math:mrow>
                        <math:mo math:stretchy="false">−</math:mo>
                        <math:mn>3</math:mn>
                      </math:mrow>
                      <math:msup>
                        <math:mi math:fontstyle="normal">e</math:mi>
                        <math:mi math:fontstyle="normal">t</math:mi>
                      </math:msup>
                    </math:mrow>
                  </math:mtd>
                </math:mtr>
                <math:mtr>
                  <math:mtd>
                    <math:mrow>
                      <math:mo math:stretchy="false">−</math:mo>
                      <math:mn>1</math:mn>
                    </math:mrow>
                  </math:mtd>
                  <math:mtd>
                    <math:mn>1</math:mn>
                  </math:mtd>
                </math:mtr>
              </math:mtable>
            </math:mfenced>
            <math:mo math:stretchy="false">⋅</math:mo>
            <math:mfrac>
              <math:mrow>
                <math:mn>1</math:mn>
              </math:mrow>
              <math:mrow>
                <math:mrow>
                  <math:mo math:stretchy="false">−</math:mo>
                  <math:msup>
                    <math:mi math:fontstyle="normal">e</math:mi>
                    <math:mi math:fontstyle="normal">t</math:mi>
                  </math:msup>
                </math:mrow>
              </math:mrow>
            </math:mfrac>
          </math:mrow>
        </math:mrow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3</math:mn>
              </math:mtd>
            </math:mtr>
            <math:mtr>
              <math:mtd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td>
              <math:mtd>
                <math:mrow>
                  <math:mo math:stretchy="false">−</math:mo>
                  <math:mfrac>
                    <math:mrow>
                      <math:mn>1</math:mn>
                    </math:mrow>
                    <math:mrow>
                      <math:msup>
                        <math:mi math:fontstyle="normal">e</math:mi>
                        <math:mi math:fontstyle="normal">t</math:mi>
                      </math:msup>
                    </math:mrow>
                  </math:mfrac>
                </math:mrow>
              </math:mtd>
            </math:mtr>
          </math:mtable>
        </math:mfenced>
      </math:mrow>
    </math:mrow>
    <math:annotation math:encoding="StarMath 5.0">{bold Φ}^{-1}(t) = {{alignc adj {bold Φ}(t)} over {alignc det {bold Φ}(t)}} =
left ( matrix{2e^t # -3e^t ## -1 # 1} right ) cdot {{alignc 1} over {alignc -e^t}} =
left ( matrix{-2 # 3 ## {{alignc 1} over {alignc e^t}} # -{{alignc 1} over {alignc e^t}}} right 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under>
          <math:munder math:accent="true">
            <math:mfenced math:open="" math:close="">
              <math:mtable>
                <math:mtr>
                  <math:mrow>
                    <math:mrow>
                      <math:mo math:stretchy="false">−</math:mo>
                      <math:mn>1</math:mn>
                    </math:mrow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</math:mo>
          </math:munder>
          <math:mstyle math:fontsize="11.2pt">
            <math:mrow>
              <math:mover math:accent="true">
                <math:mi math:fontstyle="normal">v</math:mi>
                <math:mo math:stretchy="false">→</math:mo>
              </math:mover>
            </math:mrow>
          </math:mstyle>
        </math:munder>
      </math:mrow>
      <math:munder>
        <math:munder math:accent="true">
          <math:mfenced math:open="" math:close="">
            <math:mrow>
              <math:mo math:stretchy="false">−</math:mo>
              <math:mfrac>
                <math:mrow>
                  <math:mn>3</math:mn>
                </math:mrow>
                <math:mrow>
                  <math:mn>2</math:mn>
                </math:mrow>
              </math:mfrac>
            </math:mrow>
          </math:mfenced>
          <math:mo math:stretchy="false"></math:mo>
        </math:munder>
        <math:mstyle math:fontsize="11.2pt">
          <math:mrow>
            <math:mi math:fontstyle="normal">λ</math:mi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  <math:mi/>
      <math:mstyle math:fontsize="16pt">
        <math:mrow>
          <math:mi math:fontstyle="normal">≟</math:mi>
        </math:mrow>
      </math:mstyle>
      <math:mi/>
      <math:munder>
        <math:munder math:accent="true">
          <math:mfenced math:open="" math:close="">
            <math:mtable>
              <math:mtr>
                <math:mtd>
                  <math:mrow>
                    <math:mo math:stretchy="false">−</math:mo>
                    <math:mn>1</math:mn>
                  </math:mrow>
                </math:mtd>
                <math:mtd>
                  <math:mfrac>
                    <math:mrow>
                      <math:mn>1</math:mn>
                    </math:mrow>
                    <math:mrow>
                      <math:mn>4</math:mn>
                    </math:mrow>
                  </math:mfrac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</math:mtable>
          </math:mfenced>
          <math:mo math:stretchy="false"></math:mo>
        </math:munder>
        <math:mstyle math:fontsize="11.2pt">
          <math:mrow>
            <math:mstyle math:fontweight="bold">
              <math:mrow>
                <math:mi math:fontstyle="normal">A</math:mi>
              </math:mrow>
            </math:mstyle>
          </math:mrow>
        </math:mstyle>
      </math:munder>
      <math:munder>
        <math:munder math:accent="true">
          <math:mfenced math:open="" math:close="">
            <math:mtable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  <math:mtr>
                <math:mrow>
                  <math:mn>2</math:mn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v</math:mi>
              <math:mo math:stretchy="false">→</math:mo>
            </math:mover>
          </math:mrow>
        </math:mstyle>
      </math:munder>
      <math:msup>
        <math:mi math:fontstyle="normal">e</math:mi>
        <math:mrow>
          <math:mo math:stretchy="false">−</math:mo>
          <math:mfrac>
            <math:mrow>
              <math:mrow>
                <math:mn>3</math:mn>
                <math:mi math:fontstyle="normal">t</math:mi>
              </math:mrow>
            </math:mrow>
            <math:mrow>
              <math:mn>2</math:mn>
            </math:mrow>
          </math:mfrac>
        </math:mrow>
      </math:msup>
    </math:mrow>
    <math:annotation math:encoding="StarMath 5.0">{widevec X} = {{left ( stack {alignc -1 # alignc 2} right )} underbrace {size +4 widevec v}} {{left ( - {{alignc 3} over {alignc 2}} right )} underbrace {size +4 λ}} e^{-{{alignc 3 t} over {alignc 2}}} ~{size +4 ≟}~ {{left ( matrix {-1 # {{alignc 1} over {alignc 4}} ## 1 # -1} right ) } underbrace {size +4 bold A}} {{left ( stack {alignc -1 # alignc 2} right )} underbrace {size +4 widevec v}} e^{-{{alignc 3 t} over {alignc 2}}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3</math:mn>
            </math:mtd>
          </math:mtr>
          <math:mtr>
            <math:mtd>
              <math:mfrac>
                <math:mrow>
                  <math:mn>1</math:mn>
                </math:mrow>
                <math:mrow>
                  <math:msup>
                    <math:mi math:fontstyle="normal">e</math:mi>
                    <math:mi math:fontstyle="normal">t</math:mi>
                  </math:msup>
                </math:mrow>
              </math:mfrac>
            </math:mtd>
            <math:mtd>
              <math:mrow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 math:fontstyle="normal">e</math:mi>
                      <math:mi math:fontstyle="normal">t</math:mi>
                    </math:msup>
                  </math:mrow>
                </math:mfrac>
              </math:mrow>
            </math:mtd>
          </math:mtr>
        </math:mtable>
      </math:mfenced>
      <math:munder>
        <math:munder math:accent="true">
          <math:mfenced math:open="" math:close="">
            <math:mtable>
              <math:mtr>
                <math:mrow>
                  <math:mn>4</math:mn>
                </math:mrow>
              </math:mtr>
              <math:mtr>
                <math:mrow>
                  <math:mrow>
                    <math:mo math:stretchy="false">−</math:mo>
                    <math:mn>1</math:mn>
                  </math:mrow>
                </math:mrow>
              </math:mtr>
            </math:mtable>
          </math:mfenced>
          <math:mo math:stretchy="false"></math:mo>
        </math:munder>
        <math:mstyle math:fontsize="11.2pt">
          <math:mrow>
            <math:mover math:accent="true">
              <math:mi math:fontstyle="normal">F</math:mi>
              <math:mo math:stretchy="false">→</math:mo>
            </math:mover>
          </math:mrow>
        </math:mstyle>
      </math:munder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row>
                <math:mo math:stretchy="false">−</math:mo>
                <math:mn>8</math:mn>
              </math:mrow>
              <math:mo math:stretchy="false">−</math:mo>
              <math:mn>3</math:mn>
            </math:mrow>
          </math:mtr>
          <math:mtr>
            <math:mfrac>
              <math:mrow>
                <math:mrow>
                  <math:mn>4</math:mn>
                  <math:mo math:stretchy="false">+</math:mo>
                  <math:mn>1</math:mn>
                </math:mrow>
              </math:mrow>
              <math:mrow>
                <math:msup>
                  <math:mi math:fontstyle="normal">e</math:mi>
                  <math:mi math:fontstyle="normal">t</math:mi>
                </math:msup>
              </math:mrow>
            </math:mfrac>
          </math:mtr>
        </math:mtable>
      </math:mfenced>
      <math:mrow>
        <math:mi>dt</math:mi>
        <math:mo math:stretchy="false">=</math:mo>
        <math:mtext/>
      </math:mrow>
    </math:mrow>
    <math:annotation math:encoding="StarMath 5.0">{widevec X_p}

= left ( matrix{1 # 3e^t ## 1 # 2e^t} right ) {size *1.25 int ""} left ( matrix{-2 # 3 ## {{alignc 1} over {alignc e^t}} # -{{alignc 1} over {alignc e^t}}} right )
{{left ( stack{alignc 4 # alignc -1} right )} underbrace {size +4 widevec F}} dt

 = left ( matrix{1 # 3e^t ## 1 # 2e^t} right ) {size *1.25 int ""} left ( stack{-8 - 3 # {{alignc 4 + 1} over {alignc e^t}}} right ) dt = ""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</math:mrow>
          </math:mstyle>
        </math:mphantom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table>
          <math:mtr>
            <math:mrow>
              <math:mo math:stretchy="false">−</math:mo>
              <math:mn>11</math:mn>
            </math:mrow>
          </math:mtr>
          <math:mtr>
            <math:mrow>
              <math:mn>5</math:mn>
              <math:msup>
                <math:mi math:fontstyle="normal">e</math:mi>
                <math:mrow>
                  <math:mo math:stretchy="false">−</math:mo>
                  <math:mi math:fontstyle="normal">t</math:mi>
                </math:mrow>
              </math:msup>
            </math:mrow>
          </math:mtr>
        </math:mtable>
      </math:mfenced>
      <math:mrow>
        <math:mi>dt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n>3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  <math:mtr>
              <math:mtd>
                <math:mn>1</math:mn>
              </math:mtd>
              <math:mtd>
                <math:mrow>
                  <math:mn>2</math:mn>
                  <math:msup>
                    <math:mi math:fontstyle="normal">e</math:mi>
                    <math:mi math:fontstyle="normal">t</math:mi>
                  </math:msup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1t</math:mn>
                  </math:mrow>
                </math:mtr>
                <math:mtr>
                  <math:mrow>
                    <math:mrow>
                      <math:mo math:stretchy="false">−</math:mo>
                      <math:mn>5</math:mn>
                    </math:mrow>
                    <math:msup>
                      <math:mi math:fontstyle="normal">e</math:mi>
                      <math:mrow>
                        <math:mo math:stretchy="false">−</math:mo>
                        <math:mi math:fontstyle="normal">t</math:mi>
                      </math:mrow>
                    </math:msup>
                  </math:mrow>
                </math:mtr>
              </math:mtable>
            </math:mfenced>
            <math:mo math:stretchy="false">+</math:mo>
            <math:mi math:fontstyle="normal">C</math:mi>
          </math:mrow>
          <math:mo math:stretchy="false">=</math:mo>
          <math:mtext>{*}</math:mtext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5</math:mn>
              </math:mrow>
            </math:mtr>
            <math:mtr>
              <math:mrow>
                <math:mrow>
                  <math:mo math:stretchy="false">−</math:mo>
                  <math:mn>11t</math:mn>
                </math:mrow>
                <math:mo math:stretchy="false">−</math:mo>
                <math:mn>10</math:mn>
              </math:mrow>
            </math:mtr>
          </math:mtable>
        </math:mfenced>
      </math:mrow>
    </math:mrow>
    <math:annotation math:encoding="StarMath 5.0">phantom {widevec X_p}

= left ( matrix{1 # 3e^t ## 1 # 2e^t} right ) {size *1.25 int ""} left ( stack{-11 # 5e^{-t}} right ) dt

= left ( matrix{1 # 3e^t ## 1 # 2e^t} right ) left ( stack{-11t # -5e^{-t}} right ) + C

= "{*}" = left ( stack{-11t - 15 # -11t - 10} right )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row>
        <math:mover math:accent="true">
          <math:mi math:fontstyle="normal">v</math:mi>
          <math:mo math:stretchy="false">→</math:mo>
        </math:mover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v</math:mi>
        <math:mo math:stretchy="false">→</math:mo>
      </math:mover>
    </math:mrow>
    <math:annotation math:encoding="StarMath 5.0">λ{widevec v} = {bold A}{widevec v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v</math:mi>
      <math:mo math:stretchy="false">→</math:mo>
    </math:mover>
    <math:annotation math:encoding="StarMath 5.0">widevec v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frac>
                  <math:mrow>
                    <math:mn>2</math:mn>
                  </math:mrow>
                  <math:mrow>
                    <math:mn>4</math:mn>
                  </math:mrow>
                </math:mfrac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  <math:mrow>
        <math:mrow>
          <math:mrow>
            <math:mfenced math:open="" math:close="">
              <math:mtable>
                <math:mtr>
                  <math:mrow>
                    <math:mo math:stretchy="false">−</math:mo>
                    <math:mn>1</math:mn>
                  </math:mrow>
                </math:mtr>
                <math:mtr>
                  <math:mrow>
                    <math:mn>2</math:mn>
                  </math:mrow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row>
                    <math:mn>1</math:mn>
                    <math:mo math:stretchy="false">+</math:mo>
                    <math:mfrac>
                      <math:mrow>
                        <math:mn>1</math:mn>
                      </math:mrow>
                      <math:mrow>
                        <math:mn>2</math:mn>
                      </math:mrow>
                    </math:mfrac>
                  </math:mrow>
                </math:mtr>
                <math:mtr>
                  <math:mrow>
                    <math:mrow>
                      <math:mo math:stretchy="false">−</math:mo>
                      <math:mn>1</math:mn>
                    </math:mrow>
                    <math:mo math:stretchy="false">−</math:mo>
                    <math:mn>2</math:mn>
                  </math:mrow>
                </math:mtr>
              </math:mtable>
            </math:mfenced>
          </math:mrow>
          <math:mo math:stretchy="false">=</math:mo>
          <math:mfenced math:open="" math:close="">
            <math:mtable>
              <math:mtr>
                <math:mfrac>
                  <math:mrow>
                    <math:mn>3</math:mn>
                  </math:mrow>
                  <math:mrow>
                    <math:mn>2</math:mn>
                  </math:mrow>
                </math:mfrac>
              </math:mtr>
              <math:mtr>
                <math:mrow>
                  <math:mo math:stretchy="false">−</math:mo>
                  <math:mn>3</math:mn>
                </math:mrow>
              </math:mtr>
            </math:mtable>
          </math:mfenced>
        </math:mrow>
        <math:mo math:stretchy="false">=</math:mo>
        <math:mrow>
          <math:mo math:stretchy="false">−</math:mo>
          <math:mfrac>
            <math:mrow>
              <math:mn>3</math:mn>
            </math:mrow>
            <math:mrow>
              <math:mn>2</math:mn>
            </math:mrow>
          </math:mfrac>
        </math:mrow>
      </math:mrow>
      <math:mrow>
        <math:mfenced math:open="" math:close="">
          <math:mtable>
            <math:mtr>
              <math:mrow>
                <math:mo math:stretchy="false">−</math:mo>
                <math:mn>1</math:mn>
              </math:mrow>
            </math:mtr>
            <math:mtr>
              <math:mrow>
                <math:mn>2</math:mn>
              </math:mrow>
            </math:mtr>
          </math:mtable>
        </math:mfenced>
        <math:mo math:stretchy="false">=</math:mo>
        <math:mi math:fontstyle="normal">λ</math:mi>
      </math:mrow>
      <math:mover math:accent="true">
        <math:mi math:fontstyle="normal">v</math:mi>
        <math:mo math:stretchy="false">→</math:mo>
      </math:mover>
    </math:mrow>
    <math:annotation math:encoding="StarMath 5.0">{bold A}{widevec v} = left ( matrix{-1 # {{alignc 2} over {alignc 4}} ## 1 # -1} right ) left ( stack{-1 # alignc 2} right ) = left ( stack{1 + {{alignc 1} over {alignc 2}} # -1 - 2} right ) = left ( stack{{{alignc 3} over {alignc 2}} # -3} right ) = -{{alignc 3} over {alignc 2}} left ( stack{-1 # alignc 2} right ) = λ{widevec v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row>
                    <math:mi math:fontstyle="normal">x</math:mi>
                    <math:mi math:fontstyle="normal">'</math:mi>
                  </math:mrow>
                </math:mrow>
              </math:mtr>
              <math:mtr>
                <math:mrow>
                  <math:mrow>
                    <math:mi math:fontstyle="normal">y</math:mi>
                    <math:mi math:fontstyle="normal">'</math:mi>
                  </math:mrow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row>
                    <math:mn>7x</math:mn>
                    <math:mo math:stretchy="false">+</math:mo>
                    <math:mn>2y</math:mn>
                  </math:mrow>
                </math:mrow>
              </math:mtr>
              <math:mtr>
                <math:mrow>
                  <math:mrow>
                    <math:mn>11x</math:mn>
                    <math:mo math:stretchy="false">−</math:mo>
                    <math:mn>2y</math:mn>
                  </math:mrow>
                </math:mrow>
              </math:mtr>
            </math:mtable>
          </math:mfenced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7</math:mn>
                  </math:mtd>
                  <math:mtd>
                    <math:mn>2</math:mn>
                  </math:mtd>
                </math:mtr>
                <math:mtr>
                  <math:mtd>
                    <math:mn>11</math:mn>
                  </math:mtd>
                  <math:mtd>
                    <math:mrow>
                      <math:mo math:stretchy="false">−</math:mo>
                      <math:mn>2</math:mn>
                    </math:mrow>
                  </math:mtd>
                </math:mtr>
              </math:mtable>
            </math:mfenced>
            <math:mo math:stretchy="false"></math:mo>
          </math:munder>
          <math:mstyle math:fontsize="11.2pt">
            <math:mrow>
              <math:mstyle math:fontweight="bold">
                <math:mrow>
                  <math:mi math:fontstyle="normal">A</math:mi>
                </math:mrow>
              </math:mstyle>
            </math:mrow>
          </math:mstyle>
        </math:munder>
      </math:mrow>
      <math:mfenced math:open="" math:close="">
        <math:mtable>
          <math:mtr>
            <math:mrow>
              <math:mi math:fontstyle="normal">x</math:mi>
            </math:mrow>
          </math:mtr>
          <math:mtr>
            <math:mrow>
              <math:mi math:fontstyle="normal">y</math:mi>
            </math:mrow>
          </math:mtr>
        </math:mtable>
      </math:mfenced>
    </math:mrow>
    <math:annotation math:encoding="StarMath 5.0">
left ( stack{alignc x' # alignc y'} right ) =
left ( stack{alignc 7x + 2y # alignc 11x - 2y }right ) =
{{left ( matrix{7 # 2 ## 11 # -2}  right )} underbrace {size +4 bold A}} left ( stack{alignc x # alignc y}right )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7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1</math:mn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7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row>
                <math:mo math:stretchy="false">−</math:mo>
                <math:mn>2</math:mn>
              </math:mrow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2</math:mn>
        </math:mrow>
        <math:mo math:stretchy="false">=</math:mo>
        <math:mtext/>
      </math:mrow>
    </math:mrow>
    <math:annotation math:encoding="StarMath 5.0">
0 = det ({bold A} - λ{bold I}) = left lline matrix{7 - λ # 2 ## 11 # -2 - λ} right rline = (7-λ)(-2-λ) - 22 = ""
</math:annotation>
  </math:semantics>
</math:math>
</file>